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4626in" svg:y="0.4685in">
            <draw:object draw:notify-on-update-of-ranges="Sheet1.A2:Sheet1.A8 Sheet1.B1:Sheet1.B1 Sheet1.B2:Sheet1.B8 Sheet1.A2:Sheet1.A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1185in" svg:y="0.4157in">
            <draw:object draw:notify-on-update-of-ranges="Sheet1.A2:Sheet1.A8 Sheet1.D1:Sheet1.D1 Sheet1.D2:Sheet1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0157in" svg:y="6.0528in">
            <draw:object draw:notify-on-update-of-ranges="Sheet1.A38:Sheet1.A39 Sheet1.A40:Sheet1.A49 Sheet1.B38:Sheet1.B39 Sheet1.B40:Sheet1.B49 Sheet1.A38:Sheet1.A39 Sheet1.A40:Sheet1.A49 Sheet1.C38:Sheet1.C39 Sheet1.C40:Sheet1.C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1.9488in" svg:y="7.2661in">
            <draw:object draw:notify-on-update-of-ranges="Sheet1.N29:Sheet1.N29 Sheet1.N30:Sheet1.N39 Sheet1.O29:Sheet1.O29 Sheet1.O30:Sheet1.O39 Sheet1.N29:Sheet1.N29 Sheet1.N30:Sheet1.N39 Sheet1.P29:Sheet1.P29 Sheet1.P30:Sheet1.P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atures</text:p>
          </table:table-cell>
          <table:table-cell table:style-name="ce1" office:value-type="string" calcext:value-type="string">
            <text:p>Train Score</text:p>
          </table:table-cell>
          <table:table-cell office:value-type="string" calcext:value-type="string">
            <text:p>Test Score</text:p>
          </table:table-cell>
          <table:table-cell office:value-type="string" calcext:value-type="string">
            <text:p>Zeit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3512.98" calcext:value-type="float">
            <text:p>3512.98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2.024" calcext:value-type="float">
            <text:p>2.024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3437.38" calcext:value-type="float">
            <text:p>3437.38</text:p>
          </table:table-cell>
          <table:table-cell office:value-type="float" office:value="3390.91" calcext:value-type="float">
            <text:p>3390.91</text:p>
          </table:table-cell>
          <table:table-cell office:value-type="float" office:value="2.006" calcext:value-type="float">
            <text:p>2.006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3335.68" calcext:value-type="float">
            <text:p>3335.68</text:p>
          </table:table-cell>
          <table:table-cell office:value-type="float" office:value="3326.77" calcext:value-type="float">
            <text:p>3326.77</text:p>
          </table:table-cell>
          <table:table-cell office:value-type="float" office:value="2.152" calcext:value-type="float">
            <text:p>2.152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3264.93" calcext:value-type="float">
            <text:p>3264.93</text:p>
          </table:table-cell>
          <table:table-cell office:value-type="float" office:value="3280.52" calcext:value-type="float">
            <text:p>3280.52</text:p>
          </table:table-cell>
          <table:table-cell office:value-type="float" office:value="2.167" calcext:value-type="float">
            <text:p>2.167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3219.08" calcext:value-type="float">
            <text:p>3219.08</text:p>
          </table:table-cell>
          <table:table-cell office:value-type="float" office:value="3260.54" calcext:value-type="float">
            <text:p>3260.54</text:p>
          </table:table-cell>
          <table:table-cell office:value-type="float" office:value="2.358" calcext:value-type="float">
            <text:p>2.358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3199.88" calcext:value-type="float">
            <text:p>3199.88</text:p>
          </table:table-cell>
          <table:table-cell office:value-type="float" office:value="3255.43" calcext:value-type="float">
            <text:p>3255.43</text:p>
          </table:table-cell>
          <table:table-cell office:value-type="float" office:value="2.502" calcext:value-type="float">
            <text:p>2.50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3199.18" calcext:value-type="float">
            <text:p>3199.18</text:p>
          </table:table-cell>
          <table:table-cell office:value-type="float" office:value="3255.77" calcext:value-type="float">
            <text:p>3255.77</text:p>
          </table:table-cell>
          <table:table-cell office:value-type="float" office:value="2.509" calcext:value-type="float">
            <text:p>2.509</text:p>
          </table:table-cell>
          <table:table-cell table:number-columns-repeated="12"/>
        </table:table-row>
        <table:table-row table:style-name="ro1" table:number-rows-repeated="19">
          <table:table-cell table:style-name="Default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eatures</text:p>
          </table:table-cell>
          <table:table-cell table:style-name="ce1" office:value-type="string" calcext:value-type="string">
            <text:p>Degree</text:p>
          </table:table-cell>
          <table:table-cell office:value-type="string" calcext:value-type="string">
            <text:p>Train Score</text:p>
          </table:table-cell>
          <table:table-cell office:value-type="string" calcext:value-type="string">
            <text:p>Test Score</text:p>
          </table:table-cell>
          <table:table-cell table:style-name="ce1" office:value-type="string" calcext:value-type="string">
            <text:p>Zeit</text:p>
          </table:table-cell>
          <table:table-cell/>
          <table:table-cell table:style-name="ce1"/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Train Score</text:p>
          </table:table-cell>
          <table:table-cell table:style-name="ce1" office:value-type="string" calcext:value-type="string">
            <text:p>Test Score</text:p>
          </table:table-cell>
          <table:table-cell table:style-name="ce1" office:value-type="string" calcext:value-type="string">
            <text:p>Zeit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512.98" calcext:value-type="float">
            <text:p>3512.98</text:p>
          </table:table-cell>
          <table:table-cell office:value-type="float" office:value="3454.74" calcext:value-type="float">
            <text:p>3454.74</text:p>
          </table:table-cell>
          <table:table-cell table:style-name="ce1" office:value-type="float" office:value="2.024" calcext:value-type="float">
            <text:p>2.024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314.87" calcext:value-type="float">
            <text:p>3314.87</text:p>
          </table:table-cell>
          <table:table-cell table:style-name="ce1" office:value-type="float" office:value="3319.26" calcext:value-type="float">
            <text:p>3319.26</text:p>
          </table:table-cell>
          <table:table-cell table:style-name="ce1" office:value-type="float" office:value="2.562" calcext:value-type="float">
            <text:p>2.562</text:p>
          </table:table-cell>
          <table:table-cell table:number-columns-repeated="2"/>
          <table:table-cell office:value-type="string" calcext:value-type="string">
            <text:p>Neighbors</text:p>
          </table:table-cell>
          <table:table-cell office:value-type="string" calcext:value-type="string">
            <text:p>Train Score</text:p>
          </table:table-cell>
          <table:table-cell table:style-name="ce1" office:value-type="string" calcext:value-type="string">
            <text:p>Test Sco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437.38" calcext:value-type="float">
            <text:p>3437.38</text:p>
          </table:table-cell>
          <table:table-cell office:value-type="float" office:value="3390.91" calcext:value-type="float">
            <text:p>3390.91</text:p>
          </table:table-cell>
          <table:table-cell table:style-name="ce1" office:value-type="float" office:value="2.006" calcext:value-type="float">
            <text:p>2.006</text:p>
          </table:table-cell>
          <table:table-cell/>
          <table:table-cell table:style-name="ce1"/>
          <table:table-cell office:value-type="float" office:value="2" calcext:value-type="float">
            <text:p>2</text:p>
          </table:table-cell>
          <table:table-cell table:style-name="ce1" office:value-type="float" office:value="2819.49" calcext:value-type="float">
            <text:p>2819.49</text:p>
          </table:table-cell>
          <table:table-cell table:style-name="ce1" office:value-type="float" office:value="3037.46" calcext:value-type="float">
            <text:p>3037.46</text:p>
          </table:table-cell>
          <table:table-cell table:style-name="ce1" office:value-type="float" office:value="3.973" calcext:value-type="float">
            <text:p>3.9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96329970323945" calcext:value-type="float">
            <text:p>0.996329970323945</text:p>
          </table:table-cell>
          <table:table-cell table:style-name="ce1" office:value-type="float" office:value="0.499981985852702" calcext:value-type="float">
            <text:p>0.4999819858527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335.68" calcext:value-type="float">
            <text:p>3335.68</text:p>
          </table:table-cell>
          <table:table-cell office:value-type="float" office:value="3326.77" calcext:value-type="float">
            <text:p>3326.77</text:p>
          </table:table-cell>
          <table:table-cell table:style-name="ce1" office:value-type="float" office:value="2.152" calcext:value-type="float">
            <text:p>2.152</text:p>
          </table:table-cell>
          <table:table-cell/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float" office:value="1794.14" calcext:value-type="float">
            <text:p>1794.14</text:p>
          </table:table-cell>
          <table:table-cell table:style-name="ce1" office:value-type="float" office:value="13591.11" calcext:value-type="float">
            <text:p>13591.11</text:p>
          </table:table-cell>
          <table:table-cell table:style-name="ce1" office:value-type="float" office:value="404.678" calcext:value-type="float">
            <text:p>404.6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72580963891581" calcext:value-type="float">
            <text:p>0.872580963891581</text:p>
          </table:table-cell>
          <table:table-cell table:style-name="ce1" office:value-type="float" office:value="0.558458644463231" calcext:value-type="float">
            <text:p>0.558458644463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63.76" calcext:value-type="float">
            <text:p>3363.76</text:p>
          </table:table-cell>
          <table:table-cell office:value-type="float" office:value="3374.18" calcext:value-type="float">
            <text:p>3374.18</text:p>
          </table:table-cell>
          <table:table-cell table:style-name="ce1" office:value-type="float" office:value="2.137" calcext:value-type="float">
            <text:p>2.13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805362017798177" calcext:value-type="float">
            <text:p>0.805362017798177</text:p>
          </table:table-cell>
          <table:table-cell table:style-name="ce1" office:value-type="float" office:value="0.565024366809398" calcext:value-type="float">
            <text:p>0.5650243668093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148.56" calcext:value-type="float">
            <text:p>3148.56</text:p>
          </table:table-cell>
          <table:table-cell office:value-type="float" office:value="3253.21" calcext:value-type="float">
            <text:p>3253.21</text:p>
          </table:table-cell>
          <table:table-cell table:style-name="ce1" office:value-type="float" office:value="2.836" calcext:value-type="float">
            <text:p>2.83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75721877825532" calcext:value-type="float">
            <text:p>0.75721877825532</text:p>
          </table:table-cell>
          <table:table-cell table:style-name="ce1" office:value-type="float" office:value="0.554442251342681" calcext:value-type="float">
            <text:p>0.5544422513426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88.56" calcext:value-type="float">
            <text:p>2888.56</text:p>
          </table:table-cell>
          <table:table-cell office:value-type="float" office:value="3082.5" calcext:value-type="float">
            <text:p>3082.5</text:p>
          </table:table-cell>
          <table:table-cell table:style-name="ce1" office:value-type="float" office:value="3.58" calcext:value-type="float">
            <text:p>3.5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717428635684916" calcext:value-type="float">
            <text:p>0.717428635684916</text:p>
          </table:table-cell>
          <table:table-cell table:style-name="ce1" office:value-type="float" office:value="0.546733234490757" calcext:value-type="float">
            <text:p>0.5467332344907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190.5" calcext:value-type="float">
            <text:p>3190.5</text:p>
          </table:table-cell>
          <table:table-cell office:value-type="float" office:value="3350.03" calcext:value-type="float">
            <text:p>3350.03</text:p>
          </table:table-cell>
          <table:table-cell table:style-name="ce1" office:value-type="float" office:value="2.937" calcext:value-type="float">
            <text:p>2.937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717428635684916" calcext:value-type="float">
            <text:p>0.717428635684916</text:p>
          </table:table-cell>
          <table:table-cell table:style-name="ce1" office:value-type="float" office:value="0.546733234490757" calcext:value-type="float">
            <text:p>0.5467332344907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67.18" calcext:value-type="float">
            <text:p>2667.18</text:p>
          </table:table-cell>
          <table:table-cell office:value-type="float" office:value="3157.12" calcext:value-type="float">
            <text:p>3157.12</text:p>
          </table:table-cell>
          <table:table-cell table:style-name="ce1" office:value-type="float" office:value="9.254" calcext:value-type="float">
            <text:p>9.254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.68451676080196" calcext:value-type="float">
            <text:p>0.68451676080196</text:p>
          </table:table-cell>
          <table:table-cell table:style-name="ce1" office:value-type="float" office:value="0.536833196909815" calcext:value-type="float">
            <text:p>0.5368331969098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63.55" calcext:value-type="float">
            <text:p>2063.55</text:p>
          </table:table-cell>
          <table:table-cell office:value-type="float" office:value="3257.29" calcext:value-type="float">
            <text:p>3257.29</text:p>
          </table:table-cell>
          <table:table-cell table:style-name="ce1" office:value-type="float" office:value="103.515" calcext:value-type="float">
            <text:p>103.51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635988650677362" calcext:value-type="float">
            <text:p>0.635988650677362</text:p>
          </table:table-cell>
          <table:table-cell table:style-name="ce1" office:value-type="float" office:value="0.520971230871718" calcext:value-type="float">
            <text:p>0.520971230871718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635988650677362" calcext:value-type="float">
            <text:p>0.635988650677362</text:p>
          </table:table-cell>
          <table:table-cell table:style-name="ce1" office:value-type="float" office:value="0.520971230871718" calcext:value-type="float">
            <text:p>0.520971230871718</text:p>
          </table:table-cell>
        </table:table-row>
        <table:table-row table:style-name="ro1">
          <table:table-cell office:value-type="string" calcext:value-type="string">
            <text:p>Train Set %</text:p>
          </table:table-cell>
          <table:table-cell office:value-type="string" calcext:value-type="string">
            <text:p>Train Score</text:p>
          </table:table-cell>
          <table:table-cell office:value-type="string" calcext:value-type="string">
            <text:p>Test Score</text:p>
          </table:table-cell>
          <table:table-cell/>
          <table:table-cell table:style-name="ce1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600486389329511" calcext:value-type="float">
            <text:p>0.600486389329511</text:p>
          </table:table-cell>
          <table:table-cell table:style-name="ce1" office:value-type="float" office:value="0.503246142930472" calcext:value-type="float">
            <text:p>0.503246142930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6813986048227" calcext:value-type="float">
            <text:p>0.876813986048227</text:p>
          </table:table-cell>
          <table:table-cell office:value-type="float" office:value="0.397566081274141" calcext:value-type="float">
            <text:p>0.397566081274141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73378673071689" calcext:value-type="float">
            <text:p>0.873378673071689</text:p>
          </table:table-cell>
          <table:table-cell office:value-type="float" office:value="0.555965782302673" calcext:value-type="float">
            <text:p>0.555965782302673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65916913639714" calcext:value-type="float">
            <text:p>0.865916913639714</text:p>
          </table:table-cell>
          <table:table-cell office:value-type="float" office:value="0.549925729112269" calcext:value-type="float">
            <text:p>0.549925729112269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59453745129827" calcext:value-type="float">
            <text:p>0.859453745129827</text:p>
          </table:table-cell>
          <table:table-cell office:value-type="float" office:value="0.517134931690672" calcext:value-type="float">
            <text:p>0.517134931690672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3265998773619" calcext:value-type="float">
            <text:p>0.853265998773619</text:p>
          </table:table-cell>
          <table:table-cell office:value-type="float" office:value="0.496061516733733" calcext:value-type="float">
            <text:p>0.496061516733733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53265998773619" calcext:value-type="float">
            <text:p>0.853265998773619</text:p>
          </table:table-cell>
          <table:table-cell office:value-type="float" office:value="0.496061516733733" calcext:value-type="float">
            <text:p>0.496061516733733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42124345749336" calcext:value-type="float">
            <text:p>0.842124345749336</text:p>
          </table:table-cell>
          <table:table-cell office:value-type="float" office:value="0.465247224361863" calcext:value-type="float">
            <text:p>0.465247224361863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15864398975006" calcext:value-type="float">
            <text:p>0.815864398975006</text:p>
          </table:table-cell>
          <table:table-cell office:value-type="float" office:value="0.360695137359595" calcext:value-type="float">
            <text:p>0.360695137359595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88509746782082" calcext:value-type="float">
            <text:p>0.788509746782082</text:p>
          </table:table-cell>
          <table:table-cell office:value-type="float" office:value="0.293716986734137" calcext:value-type="float">
            <text:p>0.293716986734137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61625760988294" calcext:value-type="float">
            <text:p>0.761625760988294</text:p>
          </table:table-cell>
          <table:table-cell office:value-type="float" office:value="0.185315311647663" calcext:value-type="float">
            <text:p>0.185315311647663</text:p>
          </table:table-cell>
          <table:table-cell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3:47:36.359940697</meta:creation-date>
    <dc:date>2023-06-14T15:13:35.385649935</dc:date>
    <meta:editing-duration>PT1H12M35S</meta:editing-duration>
    <meta:editing-cycles>2</meta:editing-cycles>
    <meta:generator>LibreOffice/7.3.7.2$Linux_X86_64 LibreOffice_project/30$Build-2</meta:generator>
    <meta:document-statistic meta:table-count="1" meta:cell-count="16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Sheet1.A2:Sheet1.C8 Sheet1.B1:Sheet1.C1" chart:data-source-has-labels="row" svg:x="0.236cm" svg:y="0.179cm" svg:width="12.242cm" svg:height="8.639cm">
          <chart:coordinate-region svg:x="1.228cm" svg:y="0.378cm" svg:width="11.06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series chart:style-name="ch7" chart:values-cell-range-address="Sheet1.C2:Sheet1.C8" chart:label-cell-address="Sheet1.C1:Sheet1.C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Score</text:p>
                <draw:g>
                  <svg:desc>Sheet1.B1:Sheet1.B1</svg:desc>
                </draw:g>
              </table:table-cell>
              <table:table-cell office:value-type="string">
                <text:p>Test Scor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3512.98">
                <text:p>3512.98</text:p>
                <draw:g>
                  <svg:desc>Sheet1.B2:Sheet1.B8</svg:desc>
                </draw:g>
              </table:table-cell>
              <table:table-cell office:value-type="float" office:value="3454.74">
                <text:p>3454.7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437.38">
                <text:p>3437.38</text:p>
              </table:table-cell>
              <table:table-cell office:value-type="float" office:value="3390.91">
                <text:p>3390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335.68">
                <text:p>3335.68</text:p>
              </table:table-cell>
              <table:table-cell office:value-type="float" office:value="3326.77">
                <text:p>3326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264.93">
                <text:p>3264.93</text:p>
              </table:table-cell>
              <table:table-cell office:value-type="float" office:value="3280.52">
                <text:p>3280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219.08">
                <text:p>3219.08</text:p>
              </table:table-cell>
              <table:table-cell office:value-type="float" office:value="3260.54">
                <text:p>3260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199.88">
                <text:p>3199.88</text:p>
              </table:table-cell>
              <table:table-cell office:value-type="float" office:value="3255.43">
                <text:p>3255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3199.18">
                <text:p>3199.18</text:p>
              </table:table-cell>
              <table:table-cell office:value-type="float" office:value="3255.77">
                <text:p>3255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Sheet1.A2:Sheet1.A8 Sheet1.D1:Sheet1.D8" chart:data-source-has-labels="row" svg:x="0.32cm" svg:y="0.18cm" svg:width="13.434cm" svg:height="8.64cm">
          <chart:coordinate-region svg:x="1.047cm" svg:y="0.379cm" svg:width="12.5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ei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2.024">
                <text:p>2.024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006">
                <text:p>2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358">
                <text:p>2.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.509">
                <text:p>2.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77cm" svg:y="3.952cm" style:legend-expansion="high" chart:style-name="ch2"/>
        <chart:plot-area chart:style-name="ch3" table:cell-range-address="Sheet1.A38:Sheet1.C49" chart:data-source-has-labels="row" svg:x="1.331cm" svg:y="0.18cm" svg:width="11.126cm" svg:height="7.659cm">
          <chart:coordinate-region svg:x="2.058cm" svg:y="0.379cm" svg:width="10.305cm" svg:height="6.813cm"/>
          <chart:axis chart:dimension="x" chart:name="primary-x" chart:style-name="ch4">
            <chart:title svg:x="5.606cm" svg:y="8.019cm" chart:style-name="ch5">
              <text:p>TrainSet size (%)</text:p>
            </chart:title>
          </chart:axis>
          <chart:axis chart:dimension="y" chart:name="primary-y" chart:style-name="ch4">
            <chart:title svg:x="0.451cm" svg:y="4.569cm" chart:style-name="ch6">
              <text:p>Scores</text:p>
            </chart:title>
            <chart:grid chart:style-name="ch7" chart:class="major"/>
          </chart:axis>
          <chart:series chart:style-name="ch8" chart:values-cell-range-address="Sheet1.B40:Sheet1.B49" chart:label-cell-address="Sheet1.B38:Sheet1.B39" chart:class="chart:scatter">
            <chart:domain table:cell-range-address="Sheet1.A40:Sheet1.A49"/>
            <chart:data-point chart:repeated="10"/>
          </chart:series>
          <chart:series chart:style-name="ch9" chart:values-cell-range-address="Sheet1.C40:Sheet1.C49" chart:label-cell-address="Sheet1.C38:Sheet1.C39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Score</text:p>
                <text:list>
                  <text:list-item>
                    <text:p/>
                  </text:list-item>
                  <text:list-item>
                    <text:p>Train Score</text:p>
                  </text:list-item>
                </text:list>
                <draw:g>
                  <svg:desc>Sheet1.B38:Sheet1.B39</svg:desc>
                </draw:g>
              </table:table-cell>
              <table:table-cell office:value-type="string">
                <text:p>Test Score</text:p>
                <text:list>
                  <text:list-item>
                    <text:p/>
                  </text:list-item>
                  <text:list-item>
                    <text:p>Test Score</text:p>
                  </text:list-item>
                </text:list>
                <draw:g>
                  <svg:desc>Sheet1.C38:Sheet1.C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0:Sheet1.A49</svg:desc>
                </draw:g>
              </table:table-cell>
              <table:table-cell office:value-type="float" office:value="0.876813986048227">
                <text:p>0.876813986048227</text:p>
                <draw:g>
                  <svg:desc>Sheet1.B40:Sheet1.B49</svg:desc>
                </draw:g>
              </table:table-cell>
              <table:table-cell office:value-type="float" office:value="0.397566081274141">
                <text:p>0.397566081274141</text:p>
                <draw:g>
                  <svg:desc>Sheet1.C40:Sheet1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73378673071689">
                <text:p>0.873378673071689</text:p>
              </table:table-cell>
              <table:table-cell office:value-type="float" office:value="0.555965782302673">
                <text:p>0.555965782302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65916913639714">
                <text:p>0.865916913639714</text:p>
              </table:table-cell>
              <table:table-cell office:value-type="float" office:value="0.549925729112269">
                <text:p>0.549925729112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859453745129827">
                <text:p>0.859453745129827</text:p>
              </table:table-cell>
              <table:table-cell office:value-type="float" office:value="0.517134931690672">
                <text:p>0.517134931690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853265998773619">
                <text:p>0.853265998773619</text:p>
              </table:table-cell>
              <table:table-cell office:value-type="float" office:value="0.496061516733733">
                <text:p>0.496061516733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853265998773619">
                <text:p>0.853265998773619</text:p>
              </table:table-cell>
              <table:table-cell office:value-type="float" office:value="0.496061516733733">
                <text:p>0.496061516733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42124345749336">
                <text:p>0.842124345749336</text:p>
              </table:table-cell>
              <table:table-cell office:value-type="float" office:value="0.465247224361863">
                <text:p>0.465247224361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15864398975006">
                <text:p>0.815864398975006</text:p>
              </table:table-cell>
              <table:table-cell office:value-type="float" office:value="0.360695137359595">
                <text:p>0.360695137359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788509746782082">
                <text:p>0.788509746782082</text:p>
              </table:table-cell>
              <table:table-cell office:value-type="float" office:value="0.293716986734137">
                <text:p>0.293716986734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61625760988294">
                <text:p>0.761625760988294</text:p>
              </table:table-cell>
              <table:table-cell office:value-type="float" office:value="0.185315311647663">
                <text:p>0.185315311647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Sheet1.N29:Sheet1.P39" chart:data-source-has-labels="row" svg:x="1.331cm" svg:y="0.18cm" svg:width="11.232cm" svg:height="7.659cm">
          <chart:coordinate-region svg:x="2.058cm" svg:y="0.38cm" svg:width="10.318cm" svg:height="6.812cm"/>
          <chart:axis chart:dimension="x" chart:name="primary-x" chart:style-name="ch4">
            <chart:title svg:x="6.136cm" svg:y="8.019cm" chart:style-name="ch5">
              <text:p>Neighbors</text:p>
            </chart:title>
          </chart:axis>
          <chart:axis chart:dimension="y" chart:name="primary-y" chart:style-name="ch6">
            <chart:title svg:x="0.451cm" svg:y="4.569cm" chart:style-name="ch7">
              <text:p>Scores</text:p>
            </chart:title>
            <chart:grid chart:style-name="ch8" chart:class="major"/>
          </chart:axis>
          <chart:series chart:style-name="ch9" chart:values-cell-range-address="Sheet1.O30:Sheet1.O39" chart:label-cell-address="Sheet1.O29:Sheet1.O29" chart:class="chart:scatter">
            <chart:domain table:cell-range-address="Sheet1.N30:Sheet1.N39"/>
            <chart:data-point chart:repeated="10"/>
          </chart:series>
          <chart:series chart:style-name="ch10" chart:values-cell-range-address="Sheet1.P30:Sheet1.P39" chart:label-cell-address="Sheet1.P29:Sheet1.P29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Train Score</text:p>
                <draw:g>
                  <svg:desc>Sheet1.O29:Sheet1.O29</svg:desc>
                </draw:g>
              </table:table-cell>
              <table:table-cell office:value-type="string">
                <text:p>Test Score</text:p>
                <draw:g>
                  <svg:desc>Sheet1.P29:Sheet1.P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N30:Sheet1.N39</svg:desc>
                </draw:g>
              </table:table-cell>
              <table:table-cell office:value-type="float" office:value="0.996329970323945">
                <text:p>0.996329970323945</text:p>
                <draw:g>
                  <svg:desc>Sheet1.O30:Sheet1.O39</svg:desc>
                </draw:g>
              </table:table-cell>
              <table:table-cell office:value-type="float" office:value="0.499981985852702">
                <text:p>0.499981985852702</text:p>
                <draw:g>
                  <svg:desc>Sheet1.P30:Sheet1.P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2580963891581">
                <text:p>0.872580963891581</text:p>
              </table:table-cell>
              <table:table-cell office:value-type="float" office:value="0.558458644463231">
                <text:p>0.558458644463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5362017798177">
                <text:p>0.805362017798177</text:p>
              </table:table-cell>
              <table:table-cell office:value-type="float" office:value="0.565024366809398">
                <text:p>0.565024366809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5721877825532">
                <text:p>0.75721877825532</text:p>
              </table:table-cell>
              <table:table-cell office:value-type="float" office:value="0.554442251342681">
                <text:p>0.554442251342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17428635684916">
                <text:p>0.717428635684916</text:p>
              </table:table-cell>
              <table:table-cell office:value-type="float" office:value="0.546733234490757">
                <text:p>0.546733234490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17428635684916">
                <text:p>0.717428635684916</text:p>
              </table:table-cell>
              <table:table-cell office:value-type="float" office:value="0.546733234490757">
                <text:p>0.546733234490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8451676080196">
                <text:p>0.68451676080196</text:p>
              </table:table-cell>
              <table:table-cell office:value-type="float" office:value="0.536833196909815">
                <text:p>0.536833196909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35988650677362">
                <text:p>0.635988650677362</text:p>
              </table:table-cell>
              <table:table-cell office:value-type="float" office:value="0.520971230871718">
                <text:p>0.520971230871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35988650677362">
                <text:p>0.635988650677362</text:p>
              </table:table-cell>
              <table:table-cell office:value-type="float" office:value="0.520971230871718">
                <text:p>0.520971230871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00486389329511">
                <text:p>0.600486389329511</text:p>
              </table:table-cell>
              <table:table-cell office:value-type="float" office:value="0.503246142930472">
                <text:p>0.5032461429304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